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Prototype" svg:font-family="Prototyp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1801f44"/>
    </style:style>
    <style:style style:name="P2" style:family="paragraph" style:parent-style-name="Horizontal_20_Line">
      <style:paragraph-properties fo:line-height="100%"/>
      <style:text-properties officeooo:paragraph-rsid="01a7dd0a"/>
    </style:style>
    <style:style style:name="P3" style:family="paragraph" style:parent-style-name="Text_20_body">
      <style:text-properties style:font-name="Prototype" fo:font-weight="normal" officeooo:rsid="0160c4f6" officeooo:paragraph-rsid="0160c4f6" style:font-weight-asian="normal" style:font-weight-complex="normal"/>
    </style:style>
    <style:style style:name="P4" style:family="paragraph" style:parent-style-name="Text_20_body">
      <style:text-properties style:font-name="Prototype" fo:font-weight="normal" officeooo:rsid="01bd3550" officeooo:paragraph-rsid="01801f44" style:font-weight-asian="normal" style:font-weight-complex="normal"/>
    </style:style>
    <style:style style:name="P5" style:family="paragraph" style:parent-style-name="Text_20_body">
      <style:text-properties style:font-name="Prototype" fo:font-size="15pt" fo:font-weight="normal" officeooo:rsid="01618a26" officeooo:paragraph-rsid="01618a26" style:font-size-asian="15pt" style:font-weight-asian="normal" style:font-size-complex="15pt" style:font-weight-complex="normal"/>
    </style:style>
    <style:style style:name="P6" style:family="paragraph" style:parent-style-name="Text_20_body">
      <style:text-properties style:font-name="Prototype" fo:font-size="15pt" fo:font-weight="normal" officeooo:rsid="01644c07" officeooo:paragraph-rsid="0181fdf0" style:font-size-asian="15pt" style:font-weight-asian="normal" style:font-size-complex="15pt" style:font-weight-complex="normal"/>
    </style:style>
    <style:style style:name="P7" style:family="paragraph" style:parent-style-name="Text_20_body">
      <style:text-properties style:font-name="Prototype" fo:font-size="15pt" fo:font-style="normal" style:text-underline-style="none" fo:font-weight="normal" officeooo:rsid="01a9966f" officeooo:paragraph-rsid="01644c07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Text_20_body">
      <style:text-properties style:font-name="Prototype" fo:font-style="normal" style:text-underline-style="none" fo:font-weight="normal" officeooo:rsid="015fbb20" officeooo:paragraph-rsid="0160c4f6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style:font-name="Prototype" fo:font-style="normal" style:text-underline-style="none" fo:font-weight="normal" officeooo:rsid="0160c4f6" officeooo:paragraph-rsid="0160c4f6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Prototype" fo:font-style="normal" style:text-underline-style="none" fo:font-weight="normal" officeooo:rsid="0162b2e5" officeooo:paragraph-rsid="01801f44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font-name="Prototype" fo:font-style="normal" style:text-underline-style="none" fo:font-weight="normal" officeooo:rsid="01644c07" officeooo:paragraph-rsid="01644c07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font-name="Prototype" fo:font-style="normal" style:text-underline-style="none" fo:font-weight="normal" officeooo:rsid="01618a26" officeooo:paragraph-rsid="01618a26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line-height="100%"/>
      <style:text-properties officeooo:paragraph-rsid="01a7dd0a"/>
    </style:style>
    <style:style style:name="P14" style:family="paragraph" style:parent-style-name="Text_20_body">
      <style:text-properties officeooo:paragraph-rsid="01644c07"/>
    </style:style>
    <style:style style:name="P15" style:family="paragraph" style:parent-style-name="Text_20_body" style:list-style-name="L1">
      <style:text-properties officeooo:paragraph-rsid="0181fdf0"/>
    </style:style>
    <style:style style:name="P16" style:family="paragraph" style:parent-style-name="Text_20_body" style:list-style-name="L1">
      <style:text-properties officeooo:rsid="0181fdf0" officeooo:paragraph-rsid="0181fdf0"/>
    </style:style>
    <style:style style:name="P17" style:family="paragraph" style:parent-style-name="Text_20_body" style:list-style-name="L1">
      <style:text-properties officeooo:rsid="0182d7ce" officeooo:paragraph-rsid="0182d7ce"/>
    </style:style>
    <style:style style:name="P18" style:family="paragraph" style:parent-style-name="Text_20_body" style:list-style-name="L2">
      <style:text-properties officeooo:rsid="0182d7ce" officeooo:paragraph-rsid="0182d7ce"/>
    </style:style>
    <style:style style:name="P19" style:family="paragraph" style:parent-style-name="Text_20_body" style:list-style-name="L2">
      <style:text-properties fo:font-style="normal" officeooo:rsid="01868f81" officeooo:paragraph-rsid="01868f81" style:font-style-asian="normal" style:font-style-complex="normal"/>
    </style:style>
    <style:style style:name="P20" style:family="paragraph" style:parent-style-name="Text_20_body" style:list-style-name="L2">
      <style:text-properties style:font-name="Prototype" fo:font-style="italic" style:text-underline-style="none" fo:font-weight="normal" officeooo:rsid="0187083b" officeooo:paragraph-rsid="0187083b" style:font-style-asian="italic" style:font-weight-asian="normal" style:font-style-complex="italic" style:font-weight-complex="normal"/>
    </style:style>
    <style:style style:name="P21" style:family="paragraph" style:parent-style-name="Text_20_body" style:list-style-name="L3">
      <style:paragraph-properties fo:line-height="0.353cm"/>
      <style:text-properties style:font-name="Prototype" fo:font-style="italic" style:text-underline-style="none" fo:font-weight="normal" officeooo:rsid="0175498d" officeooo:paragraph-rsid="0175498d" style:font-style-asian="italic" style:font-weight-asian="normal" style:font-style-complex="italic" style:font-weight-complex="normal"/>
    </style:style>
    <style:style style:name="P22" style:family="paragraph" style:parent-style-name="Text_20_body" style:list-style-name="L3">
      <style:paragraph-properties fo:line-height="0.353cm"/>
      <style:text-properties style:font-name="Prototype" fo:font-style="italic" style:text-underline-style="none" fo:font-weight="normal" officeooo:rsid="01771c4c" officeooo:paragraph-rsid="01771c4c" style:font-style-asian="italic" style:font-weight-asian="normal" style:font-style-complex="italic" style:font-weight-complex="normal"/>
    </style:style>
    <style:style style:name="P23" style:family="paragraph" style:parent-style-name="Text_20_body" style:list-style-name="L3">
      <style:paragraph-properties fo:line-height="0.353cm"/>
      <style:text-properties style:font-name="Prototype" fo:font-style="italic" style:text-underline-style="none" fo:font-weight="normal" officeooo:rsid="01a69f1e" officeooo:paragraph-rsid="01a69f1e" style:font-style-asian="italic" style:font-weight-asian="normal" style:font-style-complex="italic" style:font-weight-complex="normal"/>
    </style:style>
    <style:style style:name="P24" style:family="paragraph" style:parent-style-name="Text_20_body" style:list-style-name="L3">
      <style:paragraph-properties fo:line-height="0.353cm"/>
      <style:text-properties style:font-name="Prototype" fo:font-style="italic" fo:font-weight="normal" officeooo:rsid="0175027e" officeooo:paragraph-rsid="0175027e" style:font-style-asian="italic" style:font-weight-asian="normal" style:font-style-complex="italic" style:font-weight-complex="normal"/>
    </style:style>
    <style:style style:name="P25" style:family="paragraph" style:parent-style-name="Text_20_body" style:list-style-name="L3">
      <style:paragraph-properties fo:line-height="0.353cm"/>
      <style:text-properties style:font-name="Prototype" fo:font-style="italic" fo:font-weight="normal" officeooo:rsid="0175027e" officeooo:paragraph-rsid="0177802f" style:font-style-asian="italic" style:font-weight-asian="normal" style:font-style-complex="italic" style:font-weight-complex="normal"/>
    </style:style>
    <style:style style:name="P26" style:family="paragraph" style:parent-style-name="Text_20_body" style:list-style-name="L3">
      <style:paragraph-properties fo:line-height="0.353cm"/>
      <style:text-properties style:font-name="Prototype" fo:font-style="italic" fo:font-weight="normal" officeooo:rsid="0177802f" officeooo:paragraph-rsid="0177802f" style:font-style-asian="italic" style:font-weight-asian="normal" style:font-style-complex="italic" style:font-weight-complex="normal"/>
    </style:style>
    <style:style style:name="P27" style:family="paragraph" style:parent-style-name="Text_20_body" style:list-style-name="L1">
      <style:text-properties style:font-name="Prototype" fo:font-style="normal" style:text-underline-style="none" fo:font-weight="normal" officeooo:rsid="01822392" officeooo:paragraph-rsid="01822392" style:font-style-asian="normal" style:font-weight-asian="normal" style:font-style-complex="normal" style:font-weight-complex="normal"/>
    </style:style>
    <style:style style:name="P28" style:family="paragraph" style:parent-style-name="Text_20_body" style:list-style-name="L3">
      <style:text-properties style:font-name="Prototype" fo:font-style="normal" style:text-underline-style="none" fo:font-weight="normal" officeooo:rsid="01a69f1e" officeooo:paragraph-rsid="01a69f1e" style:font-style-asian="normal" style:font-weight-asian="normal" style:font-style-complex="normal" style:font-weight-complex="normal"/>
    </style:style>
    <style:style style:name="P29" style:family="paragraph" style:parent-style-name="Text_20_body" style:list-style-name="L3">
      <style:text-properties style:font-name="Prototype" fo:font-style="normal" fo:font-weight="normal" officeooo:rsid="0169907f" officeooo:paragraph-rsid="0169907f" style:font-style-asian="normal" style:font-weight-asian="normal" style:font-style-complex="normal" style:font-weight-complex="normal"/>
    </style:style>
    <style:style style:name="P30" style:family="paragraph" style:parent-style-name="Text_20_body" style:list-style-name="L3">
      <style:text-properties style:font-name="Prototype" fo:font-style="normal" fo:font-weight="normal" officeooo:rsid="016a2875" officeooo:paragraph-rsid="016a2875" style:font-style-asian="normal" style:font-weight-asian="normal" style:font-style-complex="normal" style:font-weight-complex="normal"/>
    </style:style>
    <style:style style:name="P31" style:family="paragraph" style:parent-style-name="Text_20_body" style:list-style-name="L3">
      <style:text-properties style:font-name="Prototype" fo:font-style="normal" fo:font-weight="normal" officeooo:rsid="016efebf" officeooo:paragraph-rsid="016efebf" style:font-style-asian="normal" style:font-weight-asian="normal" style:font-style-complex="normal" style:font-weight-complex="normal"/>
    </style:style>
    <style:style style:name="P32" style:family="paragraph" style:parent-style-name="Text_20_body" style:list-style-name="L3">
      <style:text-properties style:font-name="Prototype" fo:font-style="normal" fo:font-weight="normal" officeooo:rsid="017373c8" officeooo:paragraph-rsid="019ebc8b" style:font-style-asian="normal" style:font-weight-asian="normal" style:font-style-complex="normal" style:font-weight-complex="normal"/>
    </style:style>
    <style:style style:name="P33" style:family="paragraph" style:parent-style-name="Text_20_body" style:list-style-name="L3">
      <style:paragraph-properties fo:line-height="0.353cm"/>
      <style:text-properties style:font-name="Prototype" fo:font-style="normal" fo:font-weight="normal" officeooo:rsid="0177802f" officeooo:paragraph-rsid="017a3070" style:font-style-asian="normal" style:font-weight-asian="normal" style:font-style-complex="normal" style:font-weight-complex="normal"/>
    </style:style>
    <style:style style:name="P34" style:family="paragraph" style:parent-style-name="Text_20_body" style:list-style-name="L3">
      <style:text-properties style:font-name="Prototype" fo:font-style="normal" fo:font-weight="normal" officeooo:rsid="017ae34b" officeooo:paragraph-rsid="017ae34b" style:font-style-asian="normal" style:font-weight-asian="normal" style:font-style-complex="normal" style:font-weight-complex="normal"/>
    </style:style>
    <style:style style:name="P35" style:family="paragraph" style:parent-style-name="Text_20_body" style:list-style-name="L3">
      <style:text-properties style:font-name="Prototype" fo:font-style="normal" fo:font-weight="normal" officeooo:rsid="01a0fa8d" officeooo:paragraph-rsid="01acdf3a" style:font-style-asian="normal" style:font-weight-asian="normal" style:font-style-complex="normal" style:font-weight-complex="normal"/>
    </style:style>
    <style:style style:name="P36" style:family="paragraph" style:parent-style-name="Text_20_body" style:list-style-name="L3">
      <style:text-properties style:font-name="Prototype" fo:font-style="normal" fo:font-weight="normal" officeooo:rsid="01a61a89" officeooo:paragraph-rsid="01a61a89" style:font-style-asian="normal" style:font-weight-asian="normal" style:font-style-complex="normal" style:font-weight-complex="normal"/>
    </style:style>
    <style:style style:name="P37" style:family="paragraph" style:parent-style-name="Text_20_body" style:list-style-name="L3">
      <style:text-properties style:font-name="Prototype" fo:font-style="normal" fo:font-weight="normal" officeooo:rsid="01a61a89" officeooo:paragraph-rsid="01b76fd1" style:font-style-asian="normal" style:font-weight-asian="normal" style:font-style-complex="normal" style:font-weight-complex="normal"/>
    </style:style>
    <style:style style:name="P38" style:family="paragraph" style:parent-style-name="Text_20_body" style:list-style-name="L3">
      <style:text-properties style:font-name="Prototype" fo:font-weight="normal" officeooo:rsid="0166e63d" officeooo:paragraph-rsid="0166e63d" style:font-weight-asian="normal" style:font-weight-complex="normal"/>
    </style:style>
    <style:style style:name="P39" style:family="paragraph" style:parent-style-name="Text_20_body" style:list-style-name="L3">
      <style:text-properties style:font-name="Prototype" fo:font-weight="normal" officeooo:rsid="016907ba" officeooo:paragraph-rsid="016907ba" style:font-weight-asian="normal" style:font-weight-complex="normal"/>
    </style:style>
    <style:style style:name="P40" style:family="paragraph" style:parent-style-name="Heading_20_1">
      <style:text-properties style:font-name="Prototype" fo:font-style="normal" style:text-underline-style="solid" style:text-underline-width="auto" style:text-underline-color="font-color" fo:font-weight="normal" officeooo:rsid="015f9a27" officeooo:paragraph-rsid="015f9a27" style:font-style-asian="normal" style:font-weight-asian="normal" style:font-style-complex="normal" style:font-weight-complex="normal"/>
    </style:style>
    <style:style style:name="P41" style:family="paragraph" style:parent-style-name="Heading_20_1">
      <style:paragraph-properties fo:text-align="center" style:justify-single-word="false"/>
      <style:text-properties style:font-name="Prototype" fo:font-size="32pt" fo:font-style="normal" style:text-underline-style="none" fo:font-weight="bold" officeooo:rsid="015fbb20" officeooo:paragraph-rsid="015fbb20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text-underline-style="none" officeooo:rsid="01783a22" style:font-style-asian="italic" style:font-style-complex="italic"/>
    </style:style>
    <style:style style:name="T3" style:family="text">
      <style:text-properties fo:font-style="italic" style:text-underline-style="none" officeooo:rsid="0192d14b" style:font-style-asian="italic" style:font-style-complex="italic"/>
    </style:style>
    <style:style style:name="T4" style:family="text">
      <style:text-properties fo:font-style="italic" style:text-underline-style="none" officeooo:rsid="0194928a" style:font-style-asian="italic" style:font-style-complex="italic"/>
    </style:style>
    <style:style style:name="T5" style:family="text">
      <style:text-properties fo:font-style="italic" style:text-underline-style="none" officeooo:rsid="01a23e3a" style:font-style-asian="italic" style:font-style-complex="italic"/>
    </style:style>
    <style:style style:name="T6" style:family="text">
      <style:text-properties fo:font-style="italic" style:text-underline-style="none" officeooo:rsid="01a2eca4" style:font-style-asian="italic" style:font-style-complex="italic"/>
    </style:style>
    <style:style style:name="T7" style:family="text">
      <style:text-properties fo:font-style="italic" style:text-underline-style="none" officeooo:rsid="01a55539" style:font-style-asian="italic" style:font-style-complex="italic"/>
    </style:style>
    <style:style style:name="T8" style:family="text">
      <style:text-properties fo:font-style="italic" style:text-underline-style="none" officeooo:rsid="01af5ef3" style:font-style-asian="italic" style:font-style-complex="italic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15fbb20" style:font-style-asian="normal" style:font-style-complex="normal"/>
    </style:style>
    <style:style style:name="T11" style:family="text">
      <style:text-properties fo:font-style="normal" style:text-underline-style="none" officeooo:rsid="0162b2e5" style:font-style-asian="normal" style:font-style-complex="normal"/>
    </style:style>
    <style:style style:name="T12" style:family="text">
      <style:text-properties fo:font-style="normal" style:text-underline-style="none" officeooo:rsid="0168bd90" style:font-style-asian="normal" style:font-style-complex="normal"/>
    </style:style>
    <style:style style:name="T13" style:family="text">
      <style:text-properties fo:font-style="normal" style:text-underline-style="none" officeooo:rsid="0169907f" style:font-style-asian="normal" style:font-style-complex="normal"/>
    </style:style>
    <style:style style:name="T14" style:family="text">
      <style:text-properties fo:font-style="normal" style:text-underline-style="none" officeooo:rsid="0181fdf0" style:font-style-asian="normal" style:font-style-complex="normal"/>
    </style:style>
    <style:style style:name="T15" style:family="text">
      <style:text-properties fo:font-style="normal" style:text-underline-style="none" officeooo:rsid="018c3cd0" style:font-style-asian="normal" style:font-style-complex="normal"/>
    </style:style>
    <style:style style:name="T16" style:family="text">
      <style:text-properties fo:font-style="normal" style:text-underline-style="none" officeooo:rsid="018c3de2" style:font-style-asian="normal" style:font-style-complex="normal"/>
    </style:style>
    <style:style style:name="T17" style:family="text">
      <style:text-properties fo:font-style="normal" style:text-underline-style="none" officeooo:rsid="0192d14b" style:font-style-asian="normal" style:font-style-complex="normal"/>
    </style:style>
    <style:style style:name="T18" style:family="text">
      <style:text-properties fo:font-style="normal" style:text-underline-style="none" officeooo:rsid="01ba44c8" style:font-style-asian="normal" style:font-style-complex="normal"/>
    </style:style>
    <style:style style:name="T19" style:family="text">
      <style:text-properties fo:font-style="normal" style:text-underline-style="none" fo:font-weight="bold" officeooo:rsid="018f619f" style:font-style-asian="normal" style:font-weight-asian="bold" style:font-style-complex="normal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170d64b"/>
    </style:style>
    <style:style style:name="T22" style:family="text">
      <style:text-properties style:text-underline-style="none" officeooo:rsid="0172d47f"/>
    </style:style>
    <style:style style:name="T23" style:family="text">
      <style:text-properties style:text-underline-style="none" officeooo:rsid="0177802f"/>
    </style:style>
    <style:style style:name="T24" style:family="text">
      <style:text-properties style:text-underline-style="none" officeooo:rsid="01783a22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17a3070" style:font-weight-asian="bold" style:font-weight-complex="bold"/>
    </style:style>
    <style:style style:name="T27" style:family="text">
      <style:text-properties style:text-underline-style="none" fo:font-weight="bold" officeooo:rsid="0195a47c" style:font-weight-asian="bold" style:font-weight-complex="bold"/>
    </style:style>
    <style:style style:name="T28" style:family="text">
      <style:text-properties style:text-underline-style="none" fo:font-weight="bold" officeooo:rsid="016efebf" style:font-weight-asian="bold" style:font-weight-complex="bold"/>
    </style:style>
    <style:style style:name="T29" style:family="text">
      <style:text-properties style:text-underline-style="none" fo:font-weight="bold" officeooo:rsid="019ebc8b" style:font-weight-asian="bold" style:font-weight-complex="bold"/>
    </style:style>
    <style:style style:name="T30" style:family="text">
      <style:text-properties style:text-underline-style="none" fo:font-weight="bold" officeooo:rsid="019f2512" style:font-weight-asian="bold" style:font-weight-complex="bold"/>
    </style:style>
    <style:style style:name="T31" style:family="text">
      <style:text-properties style:text-underline-style="none" officeooo:rsid="0194928a"/>
    </style:style>
    <style:style style:name="T32" style:family="text">
      <style:text-properties style:text-underline-style="none" officeooo:rsid="0195a47c"/>
    </style:style>
    <style:style style:name="T33" style:family="text">
      <style:text-properties style:text-underline-style="none" officeooo:rsid="0196873a"/>
    </style:style>
    <style:style style:name="T34" style:family="text">
      <style:text-properties style:text-underline-style="none" officeooo:rsid="0199c96c"/>
    </style:style>
    <style:style style:name="T35" style:family="text">
      <style:text-properties style:text-underline-style="none" officeooo:rsid="019b323a"/>
    </style:style>
    <style:style style:name="T36" style:family="text">
      <style:text-properties style:text-underline-style="none" officeooo:rsid="019d60a8"/>
    </style:style>
    <style:style style:name="T37" style:family="text">
      <style:text-properties style:text-underline-style="none" officeooo:rsid="019f2512"/>
    </style:style>
    <style:style style:name="T38" style:family="text">
      <style:text-properties style:text-underline-style="none" officeooo:rsid="01a1feeb"/>
    </style:style>
    <style:style style:name="T39" style:family="text">
      <style:text-properties style:text-underline-style="none" officeooo:rsid="01a23e3a"/>
    </style:style>
    <style:style style:name="T40" style:family="text">
      <style:text-properties style:text-underline-style="none" officeooo:rsid="01a2eca4"/>
    </style:style>
    <style:style style:name="T41" style:family="text">
      <style:text-properties style:text-underline-style="none" officeooo:rsid="01a4d11d"/>
    </style:style>
    <style:style style:name="T42" style:family="text">
      <style:text-properties style:text-underline-style="none" officeooo:rsid="01a55539"/>
    </style:style>
    <style:style style:name="T43" style:family="text">
      <style:text-properties style:font-name="Prototype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style:font-name="Prototype" fo:font-style="normal" style:text-underline-style="none" fo:font-weight="normal" officeooo:rsid="01644c07" style:font-style-asian="normal" style:font-weight-asian="normal" style:font-style-complex="normal" style:font-weight-complex="normal"/>
    </style:style>
    <style:style style:name="T45" style:family="text">
      <style:text-properties style:font-name="Prototype" fo:font-style="normal" style:text-underline-style="none" fo:font-weight="normal" officeooo:rsid="0184b3a5" style:font-style-asian="normal" style:font-weight-asian="normal" style:font-style-complex="normal" style:font-weight-complex="normal"/>
    </style:style>
    <style:style style:name="T46" style:family="text">
      <style:text-properties style:font-name="Prototype" fo:font-style="normal" style:text-underline-style="none" fo:font-weight="normal" officeooo:rsid="018d642b" style:font-style-asian="normal" style:font-weight-asian="normal" style:font-style-complex="normal" style:font-weight-complex="normal"/>
    </style:style>
    <style:style style:name="T47" style:family="text">
      <style:text-properties style:font-name="Prototype" fo:font-style="normal" style:text-underline-style="none" fo:font-weight="bold" style:font-style-asian="normal" style:font-weight-asian="bold" style:font-style-complex="normal" style:font-weight-complex="bold"/>
    </style:style>
    <style:style style:name="T48" style:family="text">
      <style:text-properties style:font-name="Prototype" fo:font-style="normal" style:text-underline-style="none" fo:font-weight="bold" officeooo:rsid="01644c07" style:font-style-asian="normal" style:font-weight-asian="bold" style:font-style-complex="normal" style:font-weight-complex="bold"/>
    </style:style>
    <style:style style:name="T49" style:family="text">
      <style:text-properties style:font-name="Prototype" fo:font-style="normal" style:text-underline-style="none" fo:font-weight="bold" officeooo:rsid="018a5cbb" style:font-style-asian="normal" style:font-weight-asian="bold" style:font-style-complex="normal" style:font-weight-complex="bold"/>
    </style:style>
    <style:style style:name="T50" style:family="text">
      <style:text-properties style:font-name="Prototype" fo:font-style="italic" style:text-underline-style="none" fo:font-weight="normal" officeooo:rsid="0184b3a5" style:font-style-asian="italic" style:font-weight-asian="normal" style:font-style-complex="italic" style:font-weight-complex="normal"/>
    </style:style>
    <style:style style:name="T51" style:family="text">
      <style:text-properties style:font-name="Prototype" style:text-underline-style="none" fo:font-weight="normal" style:font-weight-asian="normal" style:font-weight-complex="normal"/>
    </style:style>
    <style:style style:name="T52" style:family="text">
      <style:text-properties style:font-name="Prototype" style:text-underline-style="none" fo:font-weight="normal" officeooo:rsid="0184b3a5" style:font-weight-asian="normal" style:font-weight-complex="normal"/>
    </style:style>
    <style:style style:name="T53" style:family="text">
      <style:text-properties style:font-name="Prototype" fo:font-size="15pt" fo:font-style="normal" style:text-underline-style="none" fo:font-weight="normal" officeooo:rsid="01a9966f" style:font-size-asian="15pt" style:font-style-asian="normal" style:font-weight-asian="normal" style:font-size-complex="15pt" style:font-style-complex="normal" style:font-weight-complex="normal"/>
    </style:style>
    <style:style style:name="T54" style:family="text">
      <style:text-properties style:font-name="Prototype" fo:font-size="15pt" fo:font-style="normal" style:text-underline-style="none" fo:font-weight="normal" officeooo:rsid="01644c07" style:font-size-asian="15pt" style:font-style-asian="normal" style:font-weight-asian="normal" style:font-size-complex="15pt" style:font-style-complex="normal" style:font-weight-complex="normal"/>
    </style:style>
    <style:style style:name="T55" style:family="text">
      <style:text-properties style:font-name="Prototype" fo:font-size="15pt" fo:font-style="normal" style:text-underline-style="none" fo:font-weight="normal" officeooo:rsid="01c54bdd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/>
      <text:h text:style-name="P41" text:outline-level="1">Procédure PU5</text:h>
      <text:p text:style-name="P8"/>
      <text:p text:style-name="P8"/>
      <text:p text:style-name="P3"><text:span text:style-name="T10">P</text:span><text:span text:style-name="T9">rocédure d’extraction en cas de baisse critique des niveaux de puissance et extinction du pilote automatique.</text:span></text:p>
      <text:p text:style-name="P9"/>
      <text:p text:style-name="Horizontal_20_Line"/>
      <text:p text:style-name="P5"><text:span text:style-name="T9">OBJECTIF DE LA PROCÉDURE : remonter le niveau de puissance </text:span><text:span text:style-name="T18">pour </text:span><text:span text:style-name="T9">réactiver le pilote automatiqu</text:span><text:span text:style-name="T11">e.</text:span></text:p>
      <text:p text:style-name="P1"/>
      <text:p text:style-name="P4"/>
      <text:p text:style-name="P10"/>
      <text:p text:style-name="P6"><text:span text:style-name="T14">A </text:span><text:span text:style-name="T15">LIRE AVANT LA </text:span><text:span text:style-name="T16">PROCÉDURE</text:span><text:span text:style-name="T15">.</text:span></text:p>
      <text:list xml:id="list6314516707467191716" text:style-name="L1">
        <text:list-item>
          <text:p text:style-name="P15"><text:span text:style-name="T44">si le niveau de puissance est plus faible </text:span><text:span text:style-name="T48">-100, </text:span><text:span text:style-name="T44">la jauge sur l’écran de bord reste bloquée à -100.</text:span></text:p>
        </text:list-item>
        <text:list-item>
          <text:p text:style-name="P16"><text:span text:style-name="T44">L</text:span><text:span text:style-name="T43">a puissance nécessaire pour rallumer le pilote automatique est de 79 W</text:span><text:span text:style-name="T46">atts.</text:span></text:p>
        </text:list-item>
        <text:list-item>
          <text:p text:style-name="P17"><text:span text:style-name="T49">Procédure p</text:span><text:span text:style-name="T47">our enclencher le pilote automatiqu</text:span><text:span text:style-name="T43">e :</text:span></text:p>
        </text:list-item>
      </text:list>
      <text:list xml:id="list1581336616965295313" text:style-name="L2">
        <text:list-item>
          <text:list>
            <text:list-item>
              <text:p text:style-name="P18"><text:span text:style-name="T43">Enclencher les deux </text:span><text:span text:style-name="T45">interrupteurs </text:span><text:span text:style-name="T50">Pilote automatique 1</text:span><text:span text:style-name="T45"> </text:span><text:span text:style-name="T50"><text:s/></text:span><text:span text:style-name="T45">et </text:span><text:span text:style-name="T50">Pilote automatique 2.</text:span></text:p>
            </text:list-item>
            <text:list-item>
              <text:p text:style-name="P19"><text:span text:style-name="T52">E</text:span><text:span text:style-name="T51">nclencher les trois corrections :</text:span></text:p>
              <text:list>
                <text:list-item>
                  <text:p text:style-name="P20">Correction roulis</text:p>
                </text:list-item>
                <text:list-item>
                  <text:p text:style-name="P20">Correction stabilisation</text:p>
                </text:list-item>
                <text:list-item>
                  <text:p text:style-name="P20">Correction direction</text:p>
                </text:list-item>
              </text:list>
            </text:list-item>
          </text:list>
        </text:list-item>
      </text:list>
      <text:list xml:id="list122759427242350" text:continue-list="list6314516707467191716" text:style-name="L1">
        <text:list-header>
          <text:p text:style-name="P27"/>
        </text:list-header>
      </text:list>
      <text:p text:style-name="P2"/>
      <text:p text:style-name="P13"/>
      <text:p text:style-name="P13"/>
      <text:p text:style-name="P13"/>
      <text:p text:style-name="P7"/>
      <text:p text:style-name="P14"><text:soft-page-break/><text:span text:style-name="T55">PROCÉDURE</text:span><text:span text:style-name="T54"> (chaque étape est à faire valider par l’équipage).</text:span><text:span text:style-name="T44"> </text:span></text:p>
      <text:list xml:id="list9098498168953457853" text:style-name="L3">
        <text:list-item>
          <text:p text:style-name="P38"><text:span text:style-name="T9">Essayer d’activer le pilote automatique </text:span><text:span text:style-name="T19">(voir au dessus)</text:span></text:p>
        </text:list-item>
        <text:list-item>
          <text:p text:style-name="P38"><text:span text:style-name="T9">Si la puissance </text:span><text:span text:style-name="T12">est trop faible :</text:span></text:p>
          <text:list>
            <text:list-item>
              <text:p text:style-name="P39"><text:span text:style-name="T12">A</text:span><text:span text:style-name="T9">utoriser les batteries de secours </text:span><text:span text:style-name="T13">: </text:span><text:span text:style-name="T17">interrupteur </text:span><text:span text:style-name="T3">Autorisation batteries secours</text:span></text:p>
            </text:list-item>
            <text:list-item>
              <text:p text:style-name="P29"><text:span text:style-name="T20">Enclencher les batteries 1 à 4. </text:span><text:span text:style-name="T31">Interrupteurs </text:span><text:span text:style-name="T4">Batterie secours 1 </text:span><text:span text:style-name="T31"><text:s/>à </text:span><text:span text:style-name="T4">4</text:span><text:span text:style-name="T31">.</text:span></text:p>
            </text:list-item>
          </text:list>
        </text:list-item>
        <text:list-item>
          <text:p text:style-name="P30"><text:span text:style-name="T20">Réessayer d’activer le pilote automatique </text:span><text:span text:style-name="T32">(</text:span><text:span text:style-name="T27">voir au dessus)</text:span></text:p>
          <text:list>
            <text:list-item>
              <text:p text:style-name="P31"><text:span text:style-name="T20">Si la puissance est toujours trop faible, </text:span><text:span text:style-name="T33">i</text:span><text:span text:style-name="T20">l va alors falloir désactiver un à un les composants suivants. Ces instructions ne doivent être faites qu’en cas </text:span><text:span text:style-name="T1">d’extrême urgence.</text:span><text:span text:style-name="T20"> </text:span><text:span text:style-name="T34">Vous devrez </text:span><text:span text:style-name="T35">ig</text:span><text:span text:style-name="T36">n</text:span><text:span text:style-name="T35">orer</text:span><text:span text:style-name="T21"> les </text:span><text:span text:style-name="T22">avertissements</text:span><text:span text:style-name="T21"> automatiques </text:span><text:span text:style-name="T22">de l’ordinateur de bord.</text:span></text:p>
            </text:list-item>
            <text:list-item>
              <text:p text:style-name="P32"><text:span text:style-name="T22">L</text:span><text:span text:style-name="T20">istes des fonctions à désactiver. </text:span><text:span text:style-name="T28">ATTENTION : vérifier la puissance après chaque opératio</text:span><text:span text:style-name="T26">n</text:span><text:span text:style-name="T28"> </text:span><text:span text:style-name="T29">(attendre la stabilisation de la jauge).</text:span></text:p>
              <text:list>
                <text:list-item>
                  <text:p text:style-name="P24"><text:span text:style-name="T23">Chauffage</text:span><text:span text:style-name="T20"> secteur 2</text:span></text:p>
                </text:list-item>
                <text:list-item>
                  <text:p text:style-name="P25"><text:span text:style-name="T23">Chauffage</text:span><text:span text:style-name="T20"> secteur 3</text:span></text:p>
                </text:list-item>
                <text:list-item>
                  <text:p text:style-name="P21">Oxygène secteur 2</text:p>
                </text:list-item>
                <text:list-item>
                  <text:p text:style-name="P21">Oxygène secteur 3</text:p>
                </text:list-item>
                <text:list-item>
                  <text:p text:style-name="P21">Tension secteur 2</text:p>
                </text:list-item>
                <text:list-item>
                  <text:p text:style-name="P21">Tension secteur 3</text:p>
                </text:list-item>
                <text:list-item>
                  <text:p text:style-name="P22">Recyclage CO2</text:p>
                </text:list-item>
                <text:list-item>
                  <text:p text:style-name="P26"><text:span text:style-name="T20">Recyclage </text:span><text:span text:style-name="T24">h</text:span><text:span text:style-name="T20">umidité</text:span></text:p>
                </text:list-item>
                <text:list-item>
                  <text:p text:style-name="P33"><text:span text:style-name="T1">Re</text:span><text:span text:style-name="T2">c</text:span><text:span text:style-name="T1">yclage </text:span><text:span text:style-name="T2">oxygène</text:span></text:p>
                </text:list-item>
              </text:list>
            </text:list-item>
            <text:list-item>
              <text:p text:style-name="P34"><text:span text:style-name="T24">R</text:span><text:span text:style-name="T20">éessayer d’activer le pilote automatique </text:span><text:span text:style-name="T37">(</text:span><text:span text:style-name="T30">voir au dessus)</text:span></text:p>
            </text:list-item>
          </text:list>
        </text:list-item>
        <text:list-item>
          <text:p text:style-name="P35"><text:span text:style-name="T37">S</text:span><text:span text:style-name="T20">i la puissance est trop faible : </text:span></text:p>
          <text:list>
            <text:list-item>
              <text:p text:style-name="P35"><text:span text:style-name="T20">vérifier</text:span><text:span text:style-name="T38"> que les panneaux solaires sont en puissance nominale (</text:span><text:span text:style-name="T39">indicateur </text:span><text:span text:style-name="T5">Puissance solaire nominale</text:span><text:span text:style-name="T39">). </text:span></text:p>
            </text:list-item>
            <text:list-item>
              <text:p text:style-name="P35"><text:span text:style-name="T39">Si l’indicateur est éteint, corriger les </text:span><text:span text:style-name="T6">Offset panneaux s x</text:span><text:span text:style-name="T40"> et </text:span><text:span text:style-name="T8">O</text:span><text:span text:style-name="T6">ffset panneaux s y <text:s/></text:span><text:span text:style-name="T40">(sur l’écran de bord) en utilisant le joy</text:span><text:span text:style-name="T41">stick </text:span><text:span text:style-name="T7">Contrôle offset panneaux solaires.</text:span></text:p>
            </text:list-item>
            <text:list-item>
              <text:p text:style-name="P36"><text:span text:style-name="T42">R</text:span><text:span text:style-name="T20">éessayer d’activer le pilote automatique </text:span><text:span text:style-name="T25">(voir au dessus)</text:span></text:p>
            </text:list-item>
          </text:list>
        </text:list-item>
        <text:list-item>
          <text:p text:style-name="P28">Si la puissance est toujours trop faible, désactiver les fonctions suivantes (combinaison survie WC2 nécessaires) :</text:p>
          <text:list>
            <text:list-item>
              <text:list>
                <text:list-item>
                  <text:p text:style-name="P23">Chauffage secteur 1</text:p>
                </text:list-item>
                <text:list-item>
                  <text:p text:style-name="P23">Tension secteur 1</text:p>
                </text:list-item>
                <text:list-item>
                  <text:p text:style-name="P23">Oxygène secteur 1</text:p>
                </text:list-item>
              </text:list>
            </text:list-item>
            <text:list-item>
              <text:p text:style-name="P37"><text:span text:style-name="T42">R</text:span><text:span text:style-name="T20">éessayer d’activer le pilote automatique </text:span><text:span text:style-name="T25">(voir au dessus)</text:span></text:p>
            </text:list-item>
          </text:list>
        </text:list-item>
      </text:list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Prototype" svg:font-family="Prototyp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1:17:24.686670659</meta:creation-date>
    <meta:generator>LibreOffice/5.1.6.2$Linux_X86_64 LibreOffice_project/10m0$Build-2</meta:generator>
    <dc:date>2018-07-13T12:27:58.980549478</dc:date>
    <meta:editing-duration>PT5H8M31S</meta:editing-duration>
    <meta:editing-cycles>362</meta:editing-cycles>
    <meta:document-statistic meta:table-count="0" meta:image-count="0" meta:object-count="0" meta:page-count="2" meta:paragraph-count="40" meta:word-count="364" meta:character-count="2249" meta:non-whitespace-character-count="1953"/>
  </office:meta>
</office:document-meta>
</file>